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4" style:family="paragraph" style:parent-style-name="Standard">
      <style:paragraph-properties fo:background-color="#e6e6ff">
        <style:background-image/>
      </style:paragraph-properties>
      <style:text-properties style:font-name="Liberation Serif" fo:font-size="10pt" style:font-size-asian="10pt" style:font-size-complex="10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paragraph-rsid="003f0c2f" style:font-name-asian="WenQuanYi Micro Hei" style:font-size-asian="12pt" style:font-size-complex="12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paragraph-rsid="0049a915" style:font-name-asian="WenQuanYi Micro Hei" style:font-size-asian="12pt" style:font-size-complex="12p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rsid="0049a915" officeooo:paragraph-rsid="0049a915" style:font-name-asian="WenQuanYi Micro Hei" style:font-size-asian="12pt" style:font-size-complex="12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officeooo:rsid="00233d2d"/>
    </style:style>
    <style:style style:name="T2" style:family="text">
      <style:text-properties officeooo:rsid="0024acf7"/>
    </style:style>
    <style:style style:name="T3" style:family="text">
      <style:text-properties officeooo:rsid="00267200"/>
    </style:style>
    <style:style style:name="T4" style:family="text">
      <style:text-properties officeooo:rsid="0028283a"/>
    </style:style>
    <style:style style:name="T5" style:family="text">
      <style:text-properties officeooo:rsid="0028e6b1"/>
    </style:style>
    <style:style style:name="T6" style:family="text">
      <style:text-properties officeooo:rsid="0029ce34"/>
    </style:style>
    <style:style style:name="T7" style:family="text">
      <style:text-properties officeooo:rsid="002afc40"/>
    </style:style>
    <style:style style:name="T8" style:family="text">
      <style:text-properties officeooo:rsid="002cb8d6"/>
    </style:style>
    <style:style style:name="T9" style:family="text">
      <style:text-properties officeooo:rsid="002e5b6d"/>
    </style:style>
    <style:style style:name="T10" style:family="text">
      <style:text-properties officeooo:rsid="0031e035"/>
    </style:style>
    <style:style style:name="T11" style:family="text">
      <style:text-properties officeooo:rsid="00345068"/>
    </style:style>
    <style:style style:name="T12" style:family="text">
      <style:text-properties officeooo:rsid="00350e93"/>
    </style:style>
    <style:style style:name="T13" style:family="text">
      <style:text-properties officeooo:rsid="0035b2eb"/>
    </style:style>
    <style:style style:name="T14" style:family="text">
      <style:text-properties officeooo:rsid="003752a1"/>
    </style:style>
    <style:style style:name="T15" style:family="text">
      <style:text-properties officeooo:rsid="003bce61"/>
    </style:style>
    <style:style style:name="T16" style:family="text">
      <style:text-properties officeooo:rsid="003d2415"/>
    </style:style>
    <style:style style:name="T17" style:family="text">
      <style:text-properties officeooo:rsid="003f3bfc"/>
    </style:style>
    <style:style style:name="T18" style:family="text">
      <style:text-properties officeooo:rsid="00404245"/>
    </style:style>
    <style:style style:name="T19" style:family="text">
      <style:text-properties officeooo:rsid="00412704"/>
    </style:style>
    <style:style style:name="T20" style:family="text">
      <style:text-properties officeooo:rsid="00424cf9"/>
    </style:style>
    <style:style style:name="T21" style:family="text">
      <style:text-properties officeooo:rsid="00440eaa"/>
    </style:style>
    <style:style style:name="T22" style:family="text">
      <style:text-properties officeooo:rsid="0045d9de"/>
    </style:style>
    <style:style style:name="T23" style:family="text">
      <style:text-properties officeooo:rsid="0047367a"/>
    </style:style>
    <style:style style:name="T24" style:family="text">
      <style:text-properties officeooo:rsid="0047b739"/>
    </style:style>
    <style:style style:name="T25" style:family="text">
      <style:text-properties officeooo:rsid="00484769"/>
    </style:style>
    <style:style style:name="T26" style:family="text">
      <style:text-properties officeooo:rsid="0049a9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所谓属性绑定，就是建立目标对象对其它对象的依赖关系，当其它对象发生变化时，目标对象也会变化，自动更新相关的属性值，达到动态属性的效果，这也是QML很重要的一个机制，先举一个简单的例子：</text:p>
      <text:p text:style-name="P3">import QtQuick 2.3</text:p>
      <text:p text:style-name="P3"/>
      <text:p text:style-name="P3">Rectangle {</text:p>
      <text:p text:style-name="P3"><text:s text:c="4"/>width: 360; height: <text:span text:style-name="T7">200</text:span></text:p>
      <text:p text:style-name="P3"><text:s text:c="4"/>color: "yellow"</text:p>
      <text:p text:style-name="P3"/>
      <text:p text:style-name="P3"><text:s text:c="4"/>Rectangle {</text:p>
      <text:p text:style-name="P3"><text:s text:c="8"/>width: 100</text:p>
      <text:p text:style-name="P3"><text:s text:c="8"/>height: parent.height</text:p>
      <text:p text:style-name="P3"><text:s text:c="8"/>color: "red"</text:p>
      <text:p text:style-name="P3"><text:s text:c="4"/>}</text:p>
      <text:p text:style-name="P3"/>
      <text:p text:style-name="P3"><text:s text:c="4"/>MouseArea {</text:p>
      <text:p text:style-name="P3"><text:s text:c="8"/>anchors.fill: parent</text:p>
      <text:p text:style-name="P3"><text:s text:c="8"/>onClicked: parent.height += 10</text:p>
      <text:p text:style-name="P3"><text:s text:c="4"/>}</text:p>
      <text:p text:style-name="P3">}</text:p>
      <text:p text:style-name="P2">上述例子中，红色Rectangle的height属性绑定到了黄色<text:span text:style-name="T1">Rectangle的height属性上，当点击鼠标左键时</text:span><text:span text:style-name="T2">，黄色Rectangle的height会递增</text:span><text:span text:style-name="T3">10，这时红色Rectangle的height也</text:span><text:span text:style-name="T4">会做相应的改变，这就是属性绑定中一个最简单的</text:span><text:span text:style-name="T5">例子。</text:span></text:p>
      <text:p text:style-name="P2"><text:span text:style-name="T5">属性绑定的形式是多种多样的</text:span><text:span text:style-name="T6">，大都是一些JavaScript表达式</text:span><text:span text:style-name="T8">，在前面的例子中增加一些代码</text:span><text:span text:style-name="T9">，</text:span><text:span text:style-name="T8">如下：</text:span></text:p>
      <text:p text:style-name="P3">import QtQuick 2.3</text:p>
      <text:p text:style-name="P3"/>
      <text:p text:style-name="P3">Rectangle {</text:p>
      <text:p text:style-name="P3"><text:s text:c="4"/>width: 360; height: 200</text:p>
      <text:p text:style-name="P3"><text:s text:c="4"/>color: "yellow"</text:p>
      <text:p text:style-name="P3"/>
      <text:p text:style-name="P3"><text:s text:c="4"/>function heightIs() {</text:p>
      <text:p text:style-name="P3"><text:s text:c="8"/>return parent.height &lt; 250 ? parent.height : parent.height/2</text:p>
      <text:p text:style-name="P3"><text:s text:c="4"/>}</text:p>
      <text:p text:style-name="P3"/>
      <text:p text:style-name="P3"><text:s text:c="4"/>Rectangle {</text:p>
      <text:p text:style-name="P3"><text:s text:c="8"/>width: 100</text:p>
      <text:p text:style-name="P3"><text:s text:c="8"/>height: parent.height</text:p>
      <text:p text:style-name="P3">// <text:s text:c="7"/>height: parent.height / 2 + 100</text:p>
      <text:p text:style-name="P3">// <text:s text:c="7"/>height: Math.min(parent.width, parent.height)</text:p>
      <text:p text:style-name="P3">// <text:s text:c="7"/>height: parent.height &lt; 250 ? parent.height : parent.height/2</text:p>
      <text:p text:style-name="P3">// <text:s text:c="7"/>height: {</text:p>
      <text:p text:style-name="P3">// <text:s text:c="11"/>if (parent.height &lt; 250)</text:p>
      <text:p text:style-name="P3">// <text:s text:c="15"/>return parent.height</text:p>
      <text:p text:style-name="P3">// <text:s text:c="11"/>else</text:p>
      <text:p text:style-name="P3">// <text:s text:c="15"/>return parent.height / 2</text:p>
      <text:p text:style-name="P3"><text:soft-page-break/>// <text:s text:c="7"/>}</text:p>
      <text:p text:style-name="P3">// <text:s text:c="7"/>height: {</text:p>
      <text:p text:style-name="P3">// <text:s text:c="11"/>if (parent.height &lt; 250)</text:p>
      <text:p text:style-name="P3">// <text:s text:c="15"/>parent.height</text:p>
      <text:p text:style-name="P3">// <text:s text:c="11"/>else</text:p>
      <text:p text:style-name="P3">// <text:s text:c="15"/>parent.height / 2</text:p>
      <text:p text:style-name="P3">// <text:s text:c="7"/>}</text:p>
      <text:p text:style-name="P3">// <text:s text:c="7"/>height: heightIs()</text:p>
      <text:p text:style-name="P3"><text:s text:c="8"/>color: "red"</text:p>
      <text:p text:style-name="P3"><text:s text:c="4"/>}</text:p>
      <text:p text:style-name="P3"/>
      <text:p text:style-name="P3"><text:s text:c="4"/>MouseArea {</text:p>
      <text:p text:style-name="P3"><text:s text:c="8"/>anchors.fill: parent</text:p>
      <text:p text:style-name="P3"><text:s text:c="8"/>onClicked: parent.height += 10</text:p>
      <text:p text:style-name="P3"><text:s text:c="4"/>}</text:p>
      <text:p text:style-name="P3">}</text:p>
      <text:p text:style-name="P2"><text:span text:style-name="T8">上面的代码列举了属性绑定的几种形式</text:span><text:span text:style-name="T10">，其中</text:span><text:span text:style-name="T11">if-else的代码块中的return关键字是可写可不写的。有一点需要注意的是</text:span><text:span text:style-name="T12">，如果属性绑定已经完成</text:span><text:span text:style-name="T13">，那么在别的地方重新给这个属性赋值时，不管是赋个静态值，还是想换个别的属性绑定表达式</text:span><text:span text:style-name="T14">，都</text:span><text:span text:style-name="T13">会破坏原来的绑定关系，而新的值也不会有动态属性的效果</text:span><text:span text:style-name="T14">， 如下面的例子：</text:span></text:p>
      <text:p text:style-name="P3">import QtQuick 2.3</text:p>
      <text:p text:style-name="P3"/>
      <text:p text:style-name="P3">Rectangle {</text:p>
      <text:p text:style-name="P3"><text:s text:c="4"/>width: 360; height: 200</text:p>
      <text:p text:style-name="P3"><text:s text:c="4"/>color: "yellow"</text:p>
      <text:p text:style-name="P3"/>
      <text:p text:style-name="P3"><text:s text:c="4"/>focus: true</text:p>
      <text:p text:style-name="P3"><text:s text:c="4"/>Keys.onSpacePressed: rect.height = parent.height – 50</text:p>
      <text:p text:style-name="P3"><text:s text:c="4"/>// Keys.onSpacePressed: rect.height = Qt.binding(function() { return parent.height - 50 })</text:p>
      <text:p text:style-name="P3"/>
      <text:p text:style-name="P3"><text:s text:c="4"/>Rectangle {</text:p>
      <text:p text:style-name="P3"><text:s text:c="8"/>id: rect</text:p>
      <text:p text:style-name="P3"><text:s text:c="8"/>width: 100</text:p>
      <text:p text:style-name="P3"><text:s text:c="8"/>height: parent.height</text:p>
      <text:p text:style-name="P3"><text:s text:c="8"/>color: "red"</text:p>
      <text:p text:style-name="P3"><text:s text:c="4"/>}</text:p>
      <text:p text:style-name="P3"/>
      <text:p text:style-name="P3"><text:s text:c="4"/>MouseArea {</text:p>
      <text:p text:style-name="P3"><text:s text:c="8"/>anchors.fill: parent</text:p>
      <text:p text:style-name="P3"><text:s text:c="8"/>onPressed: parent.height += 10</text:p>
      <text:p text:style-name="P3"><text:s text:c="4"/>}</text:p>
      <text:p text:style-name="P3">}</text:p>
      <text:p text:style-name="P5">红色Rectangle的height初始化时绑定到了黄色Rectangle的height上<text:span text:style-name="T15">，是个动态属性</text:span><text:span text:style-name="T16">，</text:span><text:span text:style-name="T1">当点击鼠标左键时</text:span><text:span text:style-name="T2">，黄色Rectangle的height会递增</text:span><text:span text:style-name="T3">10，这时红色Rectangle的height也</text:span><text:span text:style-name="T4">会做相应的改变，但是当按下空格键时</text:span><text:span text:style-name="T17">，红色Rectangle的height绑定关系就被破坏了</text:span><text:span text:style-name="T18">，其值</text:span><text:span text:style-name="T19">只是比当前的黄色Rectangle的height小</text:span><text:span text:style-name="T20">50，并不会动态改变</text:span><text:span text:style-name="T21">，如果想有动态属性效果的</text:span><text:soft-page-break/><text:span text:style-name="T21">话</text:span><text:span text:style-name="T22">，要使用Qt.binding(function)，函数参数是一个函数</text:span><text:span text:style-name="T23">，如上面例子注释掉的部分。</text:span></text:p>
      <text:p text:style-name="P5"><text:span text:style-name="T23">另外</text:span><text:span text:style-name="T24">，在属性绑定时还可以使用this关键字，如下面的例子：</text:span></text:p>
      <text:p text:style-name="P4">import QtQuick 2.3</text:p>
      <text:p text:style-name="P4"/>
      <text:p text:style-name="P4">Rectangle {</text:p>
      <text:p text:style-name="P4"><text:s text:c="4"/>width: 360; height: 360</text:p>
      <text:p text:style-name="P4"><text:s text:c="4"/>color: "yellow"</text:p>
      <text:p text:style-name="P4">// <text:s text:c="3"/>Component.onCompleted: rect.height = Qt.binding(function() { return width / 2 }) // 180</text:p>
      <text:p text:style-name="P4"><text:s text:c="4"/>Component.onCompleted: rect.height = Qt.binding(function() { return this.width / 2 }) // 50</text:p>
      <text:p text:style-name="P4"/>
      <text:p text:style-name="P4"><text:s text:c="4"/>Rectangle {</text:p>
      <text:p text:style-name="P4"><text:s text:c="8"/>id: rect</text:p>
      <text:p text:style-name="P4"><text:s text:c="8"/>width: 100</text:p>
      <text:p text:style-name="P4"><text:s text:c="8"/>color: "red"</text:p>
      <text:p text:style-name="P4"><text:s text:c="4"/>}</text:p>
      <text:p text:style-name="P4">}</text:p>
      <text:p text:style-name="P6"><text:span text:style-name="T24">可以看出</text:span><text:span text:style-name="T25">，this关键字指向的是接收</text:span><text:span text:style-name="T22">Qt.binding(function)的返回值的对象</text:span><text:span text:style-name="T26">。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2-08T10:16:09</meta:creation-date>
    <meta:generator>LibreOffice/4.0.2.2$Linux_X86_64 LibreOffice_project/400m0$Build-2</meta:generator>
    <dc:date>2014-12-08T13:57:27</dc:date>
    <dc:creator>hanjunjie </dc:creator>
    <meta:editing-duration>PT2H5M26S</meta:editing-duration>
    <meta:editing-cycles>57</meta:editing-cycles>
    <meta:document-statistic meta:table-count="0" meta:image-count="0" meta:object-count="0" meta:page-count="3" meta:paragraph-count="84" meta:word-count="776" meta:character-count="2625" meta:non-whitespace-character-count="2036"/>
  </office:meta>
</office:document-meta>
</file>